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heads_20_6" draw:fill="none" draw:textarea-vertical-align="middl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1.503cm" fo:min-width="2.6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44cm" svg:height="0.244cm" svg:x="6.281cm" svg:y="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521cm" svg:y="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401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641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2.102cm" svg:height="2.102cm" svg:x="5.546cm" svg:y="3.137cm" draw:kind="arc" draw:start-angle="319.85" draw:end-angle="36.61">
          <text:p/>
        </draw:circle>
        <draw:circle draw:style-name="gr2" draw:text-style-name="P2" draw:layer="layout" svg:width="2.101cm" svg:height="2.101cm" svg:x="6.327cm" svg:y="3.138cm" draw:kind="arc" draw:start-angle="319.85" draw:end-angle="36.61">
          <text:p/>
        </draw:circle>
        <draw:circle draw:style-name="gr2" draw:text-style-name="P2" draw:layer="layout" svg:width="2.101cm" svg:height="2.102cm" svg:x="7.047cm" svg:y="3.138cm" draw:kind="arc" draw:start-angle="319.85" draw:end-angle="36.61">
          <text:p/>
        </draw:circle>
        <draw:circle draw:style-name="gr2" draw:text-style-name="P2" draw:layer="layout" svg:width="2.101cm" svg:height="2.101cm" svg:x="7.767cm" svg:y="3.139cm" draw:kind="arc" draw:start-angle="319.85" draw:end-angle="36.61">
          <text:p/>
        </draw:circle>
        <draw:custom-shape draw:style-name="gr3" draw:text-style-name="P3" draw:layer="layout" svg:width="0.244cm" svg:height="0.244cm" draw:transform="rotate (1.5707963267949) translate (8.322cm 4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436cm" svg:y1="3.927cm" svg:x2="8.436cm" svg:y2="3.634cm">
          <text:p/>
        </draw:line>
        <draw:custom-shape draw:style-name="gr1" draw:text-style-name="P1" draw:layer="layout" svg:width="0.244cm" svg:height="0.244cm" svg:x="6.382cm" svg:y="9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622cm" svg:y="9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502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44cm" svg:height="0.244cm" svg:x="6.742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41cm" svg:height="2.479cm" svg:x="4.491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44cm" svg:height="0.244cm" draw:transform="rotate (-0.104719755119661) translate (6.736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075cm" svg:y1="11.052cm" svg:x2="7.366cm" svg:y2="11.08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8:20:40.156535611</meta:creation-date>
    <dc:date>2024-07-31T21:39:38.420054519</dc:date>
    <meta:editing-duration>PT3H4M27S</meta:editing-duration>
    <meta:editing-cycles>3</meta:editing-cycles>
    <meta:generator>LibreOffice/7.5.9.2$Linux_X86_64 LibreOffice_project/50$Build-2</meta:generator>
    <meta:document-statistic meta:object-count="17"/>
  </office:meta>
</office:document-meta>
</file>